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]*[.B1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2]*[.B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A3]*[.B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4]*[.B4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5]*[.B5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6]*[.B6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7]*[.B7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8]*[.B8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9]*[.B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10]*[.B1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1:.C10])" office:value-type="float" office:value="680" calcext:value-type="float">
            <text:p>680</text:p>
          </table:table-cell>
          <table:table-cell office:value-type="float" office:value="6236" calcext:value-type="float">
            <text:p>62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1]*[.D11]*[.E11]*[.F11]" office:value-type="float" office:value="12721440" calcext:value-type="float">
            <text:p>12721440</text:p>
          </table:table-cell>
        </table:table-row>
        <table:table-row table:style-name="ro1">
          <table:table-cell table:number-columns-repeated="6"/>
          <table:table-cell table:formula="of:=[.G11]/60/60" office:value-type="float" office:value="3533.73333333333" calcext:value-type="float">
            <text:p>3533,73333333333</text:p>
          </table:table-cell>
        </table:table-row>
        <table:table-row table:style-name="ro1">
          <table:table-cell table:number-columns-repeated="6"/>
          <table:table-cell table:formula="of:=[.G12]/24" office:value-type="float" office:value="147.238888888889" calcext:value-type="float">
            <text:p>147,238888888889</text:p>
          </table:table-cell>
        </table:table-row>
        <table:table-row table:style-name="ro1">
          <table:table-cell table:number-columns-repeated="6"/>
          <table:table-cell table:formula="of:=[.G13]/10" office:value-type="float" office:value="14.7238888888889" calcext:value-type="float">
            <text:p>14,72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ar" style:country-complex="OM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3:01:57.799771355</meta:creation-date>
    <dc:date>2016-10-28T03:14:42.202881805</dc:date>
    <meta:editing-duration>PT2M24S</meta:editing-duration>
    <meta:editing-cycles>1</meta:editing-cycles>
    <meta:document-statistic meta:table-count="1" meta:cell-count="38" meta:object-count="0"/>
    <meta:generator>LibreOffice/5.2.1.2$Linux_X86_64 LibreOffice_project/31dd62db80d4e60af04904455ec9c9219178d620</meta:generator>
  </office:meta>
</office:document-meta>
</file>